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id you hear that? They've shut down the main reactor. We'll be destroyed for sure. This is madness! We're doomed! There'll be no escape for the Princess this time. What's that? Artoo! Artoo-Detoo, where are you? At last! Where have you been? They're heading in this direction. </text:p>
      <text:p text:style-name="Standard"/>
      <text:p text:style-name="Standard">I'll hold them here. Everything is under control. Situation normal. What happened? Uh...had a slight weapons malfunction. But, uh, everything's perfectly all right now. We're fine. We're all fine here, now, thank you. </text:p>
      <text:p text:style-name="Standard"/>
      <text:p text:style-name="Standard">Do you know what's going on? Maybe it's another drill. What was that? Oh, it's nothing. Don't worry about it. There she is. </text:p>
      <text:p text:style-name="Standard"/>
      <text:p text:style-name="Standard">He's kind of a strange old hermit. I wonder who she is. It sounds like she's in trouble. I'd better play back the whole thing. </text:p>
      <text:p text:style-name="Standard"/>
      <text:p text:style-name="Standard">Now the Jedi are all but extinct. Vader was seduced by the dark side of the Force. The Force? Well, the Force is what gives a Jedi his power. It's an energy field created by all living things. </text:p>
      <text:p text:style-name="Standard"/>
      <text:p text:style-name="Standard">Hey, whoa, just where do you think you're going? Master Luke here is your rightful owner. We'll have no more of this Obi-Wan Kenobi jibberish...and don't talk to me about your mission, either. You're fortunate he doesn't blast you into a million pieces right here. What's wrong with him now? Oh my...sir, he says there are several creatures approaching from the southeast. Sandpeople! Or worst! Come on, let's have a look. Come on. </text:p>
      <text:p text:style-name="Standard"/>
      <text:p text:style-name="Standard">Do you know what's going on? Maybe it's another drill. What was that? Oh, it's nothing. Don't worry about it. There she is. See-Threepio, do you copy? For the moment. </text:p>
      <text:p text:style-name="Standard"/>
      <text:p text:style-name="Standard">Getting a signal. The guns...they've stopped! Stabilize your read deflectors. Watch for enemy fighters. They've coming in! Three marks at two ten. I'll take them myself! Cover me! Yes, sir. </text:p>
      <text:p text:style-name="Standard"/>
      <text:p text:style-name="Standard">Seventeen, huh! Okay. You guys got yourself a ship. We'll leave as soon as you're ready. Docking bay Ninety-four. Ninety-four. Looks like somebody's beginning to take an interest in your handiwork. </text:p>
      <text:p text:style-name="Standard"/>
      <text:p text:style-name="Standard">Red Eleven standing by. Red Five standing by. Lock S-foils in attack position. We're passing through their magnetic field. Hold tight! Switch your deflectors on. </text:p>
      <text:p text:style-name="Standard"/>
      <text:p text:style-name="Standard">Come on. There are two Banthas down there but I don't see any...wait a second, they're Sandpeople all right. I can see one of them now. Hello there! Come here my little friend. Don't be afraid. Don't worry, he'll be all right. What happened? Rest easy, son, you've had a busy day. </text:p>
      <text:p text:style-name="Standard"/>
      <text:p text:style-name="Standard">He can go about his business. You can go about your business. Move along. Move along. Move along. I can't abide these Jawas. Disgusting creatures. </text:p>
      <text:p text:style-name="Standard"/>
      <text:p text:style-name="Standard">Close all outboard shields! Close all outboard shields! Yes. We've captured a freighter entering the remains of the Alderaan system. It's markings match those of a ship that blasted its way out of Mos Eisley. They must be trying to return the stolen plans to the princess. She may yet be of some use to us. Unlock one-five-seven and nine. </text:p>
      <text:p text:style-name="Standard"/>
      <text:p text:style-name="Standard">Help me, Obi-Wan Kenobi, you're my only hope. You must learn the ways of the Force if you're to come with me to Alderaan. Alderaan? I'm not going to Alderaan. I've got to go home. </text:p>
      <text:p text:style-name="Standard"><text:soft-page-break/></text:p>
      <text:p text:style-name="Standard">You weren't on any mercy mission this time. You passed directly through a restricted system. Several transmissions were beamed to this ship by Rebel spies. I want to know what happened to the plans they sent you. </text:p>
      <text:p text:style-name="Standard"/>
      <text:p text:style-name="Standard">Red Nine standing by. Red Two standing by. Red Eleven standing by. Red Five standing by. </text:p>
      <text:p text:style-name="Standard"/>
      <text:p text:style-name="Standard">Chewie...jam it's transmissions. It'd be as well to let it go. It's too far out of range. Not for long. A fighter that size couldn't get this deep into space on its own. Well, he ain't going to be around long enough to tell anyone about us. Look at him. </text:p>
      <text:p text:style-name="Standard"/>
      <text:p text:style-name="Standard">How could I be so stupid? He's nowhere in sight. Blast it! Pardon me, sir, but couldn't we go after him? It's too dangerous with all the Sandpeople around. We'll have to wait until morning. Luke, I'm shutting the power down for the night. </text:p>
      <text:p text:style-name="Standard"/>
      <text:p text:style-name="Standard">Oh, no! We've got to do something. What are you talking about? The droid belongs to her. She's the one in the message.. We've got to help her. </text:p>
      <text:p text:style-name="Standard"/>
      <text:p text:style-name="Standard">I'm never coming back to this planet again. Going somewhere, Solo? Yes, Greedo. As a matter of fact, I was just going to see your boss. Tell Jabba that I've got his money. It's too late. You should have paid him when you had the chance. </text:p>
      <text:p text:style-name="Standard"/>
      <text:p text:style-name="Standard">He has no time for smugglers who drop their shipments at the first sign of an Imperial cruiser. Even I get boarded sometimes. Do you think I had a choice? You can tell that to Jabba. He may only take your ship. </text:p>
      <text:p text:style-name="Standard"/>
      <text:p text:style-name="Standard">He'll try to make the precise location appear on the monitor. The tractor beam is coupled to the main reactor in seven locations. A power loss at one of the terminals will allow the ship to leave. I don't think you boys can help. I must go alone. </text:p>
      <text:p text:style-name="Standard"/>
      <text:p text:style-name="Standard">Come on! Why don't you take a look around? You know what's about to happen, what they're up against. They could use a good pilot like you. You're turning your back on them. What good's a reward if you ain't around to use it? Besides, attacking that battle station ain't my idea of courage. It's more like suicide. All right. Well, take care of yourself, Han. </text:p>
      <text:p text:style-name="Standard"/>
      <text:p text:style-name="Standard">The plans you refer to will soon be back in our hands. Any attack made by the Rebels against this station would be a useless gesture, no matter what technical data they've obtained. This station is now the ultimate power in the universe. I suggest we use it! Don't be too proud of this technological terror you've constructed. The ability to destroy a planet is insignificant next to the power of the Force. Don't try to frighten us with your sorcerer's ways, Lord Vader. </text:p>
      <text:p text:style-name="Standard"/>
      <text:p text:style-name="Standard">You're sure the homing beacon is secure aboard their ship? I'm taking an awful risk, Vader. This had better work. Not a bad bit of rescuing, huh? You know, sometimes I even amaze myself. That doesn't sound too hard. Besides, they let us go. It's the only explanation for the ease of our escape. </text:p>
      <text:p text:style-name="Standard"/>
      <text:p text:style-name="Standard">Standing by. Great shot, kid. That was one in a million. Remember, the Force will be with you...always. </text:p>
      <text:p text:style-name="Standard"/>
      <text:p text:style-name="Standard"><text:soft-page-break/>We're right above you. Stand by. You came in that thing? You're braver that I thought. Nice! Come on! It's them! Blast them! Get back to the ship! Where are you going? Come back! He certainly has courage. What good will it do us if he gets himself killed? Come on! I think we took a wrong turn. </text:p>
      <text:p text:style-name="Standard"/>
      <text:p text:style-name="Standard">Why would Imperial troops want to slaughter Jawas? If they traced the robots here, they may have learned who they sold them to. And that would lead them home! Wait, Luke! It's too dangerous. Uncle Owen! Aunt Beru! Uncle Owen! And, now Your Highness, we will discuss the location of your hidden Rebel base. There's nothing you could have done, Luke, had you been there. </text:p>
      <text:p text:style-name="Standard"/>
      <text:p text:style-name="Standard">Why didn't you say so before? I did say so before! Where are you taking this...thing? Prisoner transfer from Block one-one-three-eight. I wasn't notified. I'll have to clear it. Look out! We've got to find out which cell this princess of yours is in. </text:p>
      <text:p text:style-name="Standard"/>
      <text:p text:style-name="Standard">Tell me young Luke, what brings you out this far? Oh, this little droid! I think he's searching for his former master...I've never seen such devotion in a droid before...there seems to be no stopping him. He claims to be the property of an Obi-Wan Kenobi. Is he a relative of yours? Do you know who he's talking about? Obi-Wan Kenobi...Obi-Wan? Now thats a name I haven't heard in a long time...a long time. I think my uncle knew him. He said he was dead. Oh, he's not dead, not...not yet.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6:54:10.191960700</meta:creation-date>
    <dc:date>2022-02-13T16:54:46.832305073</dc:date>
    <meta:editing-duration>PT37S</meta:editing-duration>
    <meta:editing-cycles>1</meta:editing-cycles>
    <meta:document-statistic meta:table-count="0" meta:image-count="0" meta:object-count="0" meta:page-count="3" meta:paragraph-count="30" meta:word-count="1318" meta:character-count="7304" meta:non-whitespace-character-count="5986"/>
    <meta:generator>LibreOffice/7.1.8.1$Linux_X86_64 LibreOffice_project/10$Build-1</meta:generator>
  </office:meta>
</office:document-meta>
</file>